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16f27"/>
    </style:style>
    <style:style style:name="P3" style:family="paragraph" style:parent-style-name="Text_20_body">
      <style:paragraph-properties fo:text-align="start" style:justify-single-word="false"/>
      <style:text-properties officeooo:rsid="00016f27" officeooo:paragraph-rsid="00016f27"/>
    </style:style>
    <style:style style:name="P4" style:family="paragraph" style:parent-style-name="Text_20_body">
      <style:text-properties officeooo:paragraph-rsid="00016f27"/>
    </style:style>
    <style:style style:name="P5" style:family="paragraph" style:parent-style-name="Text_20_body">
      <style:paragraph-properties fo:text-align="start" style:justify-single-word="false"/>
      <style:text-properties officeooo:rsid="00030d03" officeooo:paragraph-rsid="00030d03"/>
    </style:style>
    <style:style style:name="P6" style:family="paragraph" style:parent-style-name="Text_20_body">
      <style:text-properties style:font-name="Liberation Serif" officeooo:rsid="00016f27" officeooo:paragraph-rsid="00016f27" style:font-name-asian="Noto Sans CJK SC Regular" style:font-name-complex="FreeSans"/>
    </style:style>
    <style:style style:name="P7" style:family="paragraph" style:parent-style-name="Text_20_body">
      <style:paragraph-properties fo:text-align="start" style:justify-single-word="false"/>
      <style:text-properties style:font-name="Liberation Serif" officeooo:rsid="00016f27" officeooo:paragraph-rsid="00016f27" style:font-name-asian="Noto Sans CJK SC Regular" style:font-name-complex="FreeSans"/>
    </style:style>
    <style:style style:name="P8" style:family="paragraph" style:parent-style-name="Text_20_body">
      <style:paragraph-properties fo:text-align="start" style:justify-single-word="false"/>
      <style:text-properties style:font-name="Liberation Serif" officeooo:rsid="00030d03" officeooo:paragraph-rsid="0006e4cc" style:font-name-asian="Noto Sans CJK SC Regular" style:font-name-complex="FreeSans"/>
    </style:style>
    <style:style style:name="P9" style:family="paragraph" style:parent-style-name="Text_20_body">
      <style:paragraph-properties fo:text-align="start" style:justify-single-word="false"/>
      <style:text-properties style:font-name="Liberation Serif" officeooo:rsid="0006e4cc" officeooo:paragraph-rsid="0006e4cc" style:font-name-asian="Noto Sans CJK SC Regular" style:font-name-complex="FreeSans"/>
    </style:style>
    <style:style style:name="P10" style:family="paragraph" style:parent-style-name="Text_20_body">
      <style:paragraph-properties fo:text-align="start" style:justify-single-word="false"/>
      <style:text-properties style:font-name="Liberation Serif" officeooo:rsid="0009481b" officeooo:paragraph-rsid="0009481b" style:font-name-asian="Noto Sans CJK SC Regular" style:font-name-complex="FreeSans"/>
    </style:style>
    <style:style style:name="P11" style:family="paragraph" style:parent-style-name="Text_20_body">
      <style:paragraph-properties fo:text-align="start" style:justify-single-word="false"/>
      <style:text-properties officeooo:rsid="00030d03" officeooo:paragraph-rsid="000a0fcc"/>
    </style:style>
    <style:style style:name="P12" style:family="paragraph" style:parent-style-name="Text_20_body">
      <style:paragraph-properties fo:text-align="start" style:justify-single-word="false"/>
      <style:text-properties officeooo:rsid="000a0fcc" officeooo:paragraph-rsid="000a0fcc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2">
      <style:text-properties officeooo:rsid="00016f27" officeooo:paragraph-rsid="00016f27"/>
    </style:style>
    <style:style style:name="P15" style:family="paragraph" style:parent-style-name="Heading_20_2">
      <style:text-properties officeooo:paragraph-rsid="00016f27"/>
    </style:style>
    <style:style style:name="P16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16f27"/>
    </style:style>
    <style:style style:name="T2" style:family="text">
      <style:text-properties style:font-name="Liberation Serif1" officeooo:rsid="00016f27" style:font-name-asian="Liberation Serif1" style:font-name-complex="Liberation Serif1"/>
    </style:style>
    <style:style style:name="T3" style:family="text">
      <style:text-properties style:font-name="Liberation Serif" style:font-name-asian="Noto Sans CJK SC Regular" style:font-name-complex="FreeSans"/>
    </style:style>
    <style:style style:name="T4" style:family="text">
      <style:text-properties style:font-name="Liberation Serif" officeooo:rsid="00016f27" style:font-name-asian="Noto Sans CJK SC Regular" style:font-name-complex="FreeSans"/>
    </style:style>
    <style:style style:name="T5" style:family="text">
      <style:text-properties style:font-name="Liberation Serif" officeooo:rsid="00030d03" style:font-name-asian="Noto Sans CJK SC Regular" style:font-name-complex="FreeSans"/>
    </style:style>
    <style:style style:name="T6" style:family="text">
      <style:text-properties style:font-name="Liberation Serif" officeooo:rsid="00033974" style:font-name-asian="Noto Sans CJK SC Regular" style:font-name-complex="FreeSans"/>
    </style:style>
    <style:style style:name="T7" style:family="text">
      <style:text-properties style:font-name="Liberation Serif" officeooo:rsid="0003cfe5" style:font-name-asian="Noto Sans CJK SC Regular" style:font-name-complex="FreeSans"/>
    </style:style>
    <style:style style:name="T8" style:family="text">
      <style:text-properties style:font-name="Liberation Serif" officeooo:rsid="000570a4" style:font-name-asian="Noto Sans CJK SC Regular" style:font-name-complex="FreeSans"/>
    </style:style>
    <style:style style:name="T9" style:family="text">
      <style:text-properties style:font-name="Liberation Serif" officeooo:rsid="000a0fcc" style:font-name-asian="Noto Sans CJK SC Regular" style:font-name-complex="FreeSans"/>
    </style:style>
    <style:style style:name="T10" style:family="text">
      <style:text-properties officeooo:rsid="00033974"/>
    </style:style>
    <style:style style:name="T11" style:family="text">
      <style:text-properties officeooo:rsid="000570a4"/>
    </style:style>
    <style:style style:name="T12" style:family="text">
      <style:text-properties officeooo:rsid="000a0f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Cas d’utilisation : <text:span text:style-name="T10">Créer l’événement</text:span></text:h>
      <text:p text:style-name="P2"/>
      <text:p text:style-name="P2"/>
      <text:h text:style-name="P14" text:outline-level="2">- Titre</text:h>
      <text:p text:style-name="P4"><text:tab/><text:span text:style-name="T2">●</text:span><text:span text:style-name="T4"> </text:span><text:span text:style-name="T6">Créer un événement qui décidera la date d’un rdv.</text:span></text:p>
      <text:h text:style-name="Heading_20_2" text:outline-level="2">- <text:span text:style-name="T1">Résumé</text:span></text:h>
      <text:p text:style-name="P4"><text:tab/><text:span text:style-name="T2">●</text:span><text:span text:style-name="T4"> </text:span><text:span text:style-name="T6">Ce cas permet à un utilisateur du logiciel de créer un événement </text:span><text:span text:style-name="T7">pour la planification d’un rdv</text:span><text:span text:style-name="T6">. Le modérateur peut lui donner un nom </text:span><text:span text:style-name="T7">(obligatoire)</text:span><text:span text:style-name="T6">, </text:span><text:span text:style-name="T7">une description et/ou un lieu. Il choisit ensuite des dates avec une plage horaire pour chacune. </text:span><text:span text:style-name="T8">Il indique son email avant de valider.</text:span></text:p>
      <text:h text:style-name="P15" text:outline-level="2">- <text:span text:style-name="T1">Acteurs</text:span></text:h>
      <text:p text:style-name="P4"><text:span text:style-name="T4"><text:tab/></text:span><text:span text:style-name="T2">●</text:span><text:span text:style-name="T4"> </text:span><text:span text:style-name="T8">Modérateur</text:span></text:p>
      <text:h text:style-name="P15" text:outline-level="2">- <text:span text:style-name="T1">Version</text:span></text:h>
      <text:p text:style-name="P4"><text:span text:style-name="T4"><text:tab/></text:span><text:span text:style-name="T2">●</text:span><text:span text:style-name="T4"> 1.0</text:span></text:p>
      <text:h text:style-name="P15" text:outline-level="2">- <text:span text:style-name="T1">Pré-condition</text:span></text:h>
      <text:p text:style-name="P4"><text:span text:style-name="T4"><text:tab/></text:span><text:span text:style-name="T2">●</text:span><text:span text:style-name="T4"> </text:span></text:p>
      <text:h text:style-name="P15" text:outline-level="2">- <text:span text:style-name="T1">Post-condition</text:span></text:h>
      <text:p text:style-name="P4"><text:span text:style-name="T4"><text:tab/></text:span><text:span text:style-name="T2">●</text:span><text:span text:style-name="T4"> </text:span></text:p>
      <text:p text:style-name="P6"/>
      <text:h text:style-name="P16" text:outline-level="2"><text:span text:style-name="T4">S</text:span><text:span text:style-name="T3">cénario nominal</text:span></text:h>
      <text:p text:style-name="P3"><text:span text:style-name="T5">1. </text:span><text:span text:style-name="T8">L’utilisateur se rend dans la création d’événement</text:span></text:p>
      <text:p text:style-name="P8">2. <text:span text:style-name="T11">L’utilisateur rentre un nom</text:span></text:p>
      <text:p text:style-name="P9">3. <text:span text:style-name="T11">L’utilisateur</text:span> valide</text:p>
      <text:p text:style-name="P9">4. <text:s/><text:span text:style-name="T11">L’utilisateur </text:span>choisit une date et une plage horaire</text:p>
      <text:p text:style-name="P9">5. <text:s/><text:span text:style-name="T11">L’utilisateur </text:span>valide</text:p>
      <text:p text:style-name="P9">6. <text:s/><text:span text:style-name="T11">L’utilisateur </text:span>rentre son email</text:p>
      <text:p text:style-name="P10">7. <text:s/><text:span text:style-name="T11">L’utilisateur </text:span>valide</text:p>
      <text:p text:style-name="P7"/>
      <text:p text:style-name="P3"><text:span text:style-name="T3"/></text:p>
      <text:h text:style-name="P16" text:outline-level="2"><text:soft-page-break/><text:span text:style-name="T1">Enchaînements</text:span> alternatifs</text:h>
      <text:p text:style-name="P5">A1. <text:span text:style-name="T12">4. boucle sur 4.</text:span></text:p>
      <text:p text:style-name="P11">A2. <text:span text:style-name="T12">2.1 <text:s/></text:span><text:span text:style-name="T8">L’utilisateur </text:span><text:span text:style-name="T9">rentre un lieu</text:span></text:p>
      <text:p text:style-name="P12"><text:span text:style-name="T3">A3. 2.1 <text:s/></text:span><text:span text:style-name="T8">L’utilisateur </text:span><text:span text:style-name="T3">rentre une description</text:span></text:p>
      <text:p text:style-name="P12"><text:span text:style-name="T3">A4. 2.1 <text:s/></text:span><text:span text:style-name="T8">L’utilisateur </text:span><text:span text:style-name="T3">rentre un lieu</text:span></text:p>
      <text:p text:style-name="P12"><text:span text:style-name="T3"><text:s text:c="7"/>2.2 <text:s/></text:span><text:span text:style-name="T8">L’utilisateur </text:span><text:span text:style-name="T3">rentre une descrip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6" text:outline-level="2">Enchaînements d’ex<text:span text:style-name="T1">c</text:span>eption</text:h>
      <text:p text:style-name="P5">E1.</text:p>
      <text:p text:style-name="P5">E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3:44:55.745656584</meta:creation-date>
    <meta:generator>LibreOffice/5.1.6.2$Linux_X86_64 LibreOffice_project/10m0$Build-2</meta:generator>
    <dc:date>2017-09-27T14:46:33.338913222</dc:date>
    <meta:editing-duration>PT37M14S</meta:editing-duration>
    <meta:editing-cycles>7</meta:editing-cycles>
    <meta:document-statistic meta:table-count="0" meta:image-count="0" meta:object-count="0" meta:page-count="2" meta:paragraph-count="30" meta:word-count="154" meta:character-count="967" meta:non-whitespace-character-count="820"/>
  </office:meta>
</office:document-meta>
</file>